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fbl100</text:p>
          </table:table-cell>
          <table:table-cell office:value-type="string" calcext:value-type="string">
            <text:p>Hp100 / bluefly</text:p>
          </table:table-cell>
          <table:table-cell office:value-type="string" calcext:value-type="string">
            <text:p>hm830</text:p>
          </table:table-cell>
          <table:table-cell/>
          <table:table-cell office:value-type="string" calcext:value-type="string">
            <text:p>flysky</text:p>
          </table:table-cell>
          <table:table-cell office:value-type="string" calcext:value-type="string">
            <text:p>ne260</text:p>
          </table:table-cell>
          <table:table-cell/>
          <table:table-cell office:value-type="string" calcext:value-type="string">
            <text:p>cflie</text:p>
          </table:table-cell>
          <table:table-cell office:value-type="string" calcext:value-type="string">
            <text:p>joysway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97" calcext:value-type="float">
            <text:p>497</text:p>
          </table:table-cell>
          <table:table-cell office:value-type="float" office:value="40" calcext:value-type="float">
            <text:p>40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B3]" office:value-type="float" office:value="1000" calcext:value-type="float">
            <text:p>1000</text:p>
          </table:table-cell>
          <table:table-cell table:formula="of:=[.C3]" office:value-type="float" office:value="1000" calcext:value-type="float">
            <text:p>1000</text:p>
          </table:table-cell>
          <table:table-cell table:formula="of:=[.D3]" office:value-type="float" office:value="1000" calcext:value-type="float">
            <text:p>1000</text:p>
          </table:table-cell>
          <table:table-cell table:formula="of:=[.E3]" office:value-type="float" office:value="1000" calcext:value-type="float">
            <text:p>1000</text:p>
          </table:table-cell>
          <table:table-cell table:formula="of:=[.F3]" office:value-type="float" office:value="1000" calcext:value-type="float">
            <text:p>1000</text:p>
          </table:table-cell>
          <table:table-cell table:formula="of:=[.G3]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H3]" office:value-type="float" office:value="1000" calcext:value-type="float">
            <text:p>1000</text:p>
          </table:table-cell>
          <table:table-cell table:formula="of:=[.J3]" office:value-type="float" office:value="1000" calcext:value-type="float">
            <text:p>1000</text:p>
          </table:table-cell>
        </table:table-row>
        <table:table-row table:style-name="ro1"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97" calcext:value-type="float">
            <text:p>1497</text:p>
          </table:table-cell>
          <table:table-cell table:formula="of:=[.G2]" office:value-type="float" office:value="40" calcext:value-type="float">
            <text:p>40</text:p>
          </table:table-cell>
          <table:table-cell table:formula="of:=[.H2]" office:value-type="float" office:value="640" calcext:value-type="float">
            <text:p>640</text:p>
          </table:table-cell>
          <table:table-cell office:value-type="float" office:value="5535" calcext:value-type="float">
            <text:p>5535</text:p>
          </table:table-cell>
          <table:table-cell table:formula="of:=[.J2]"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[.A7]-[.A$2]" office:value-type="float" office:value="-1000" calcext:value-type="float">
            <text:p>-1000</text:p>
          </table:table-cell>
          <table:table-cell table:formula="of:=[.$A6]*[.B$2]/[.B$3]+[.B$4]" office:value-type="float" office:value="0" calcext:value-type="float">
            <text:p>0</text:p>
          </table:table-cell>
          <table:table-cell table:formula="of:=[.$A6]*[.C$2]/[.C$3]+[.C$4]" office:value-type="float" office:value="200" calcext:value-type="float">
            <text:p>200</text:p>
          </table:table-cell>
          <table:table-cell table:formula="of:=[.$A6]*[.D$2]/[.D$3]+[.D$4]" office:value-type="float" office:value="-8" calcext:value-type="float">
            <text:p>-8</text:p>
          </table:table-cell>
          <table:table-cell table:formula="of:=[.$A6]*[.E$2]/[.E$3]+[.E$4]" office:value-type="float" office:value="-31" calcext:value-type="float">
            <text:p>-31</text:p>
          </table:table-cell>
          <table:table-cell table:formula="of:=[.$A6]*[.F$2]/[.F$3]+[.F$4]" office:value-type="float" office:value="1000" calcext:value-type="float">
            <text:p>1000</text:p>
          </table:table-cell>
          <table:table-cell table:formula="of:=[.$A6]*[.G$2]/[.G$3]+[.G$4]" office:value-type="float" office:value="0" calcext:value-type="float">
            <text:p>0</text:p>
          </table:table-cell>
          <table:table-cell table:formula="of:=[.$A6]*[.H$2]/[.H$3]+[.H$4]" office:value-type="float" office:value="0" calcext:value-type="float">
            <text:p>0</text:p>
          </table:table-cell>
          <table:table-cell table:formula="of:=[.$A6]*[.I$2]/[.I$3]+[.I$4]" office:value-type="float" office:value="2535" calcext:value-type="float">
            <text:p>2535</text:p>
          </table:table-cell>
          <table:table-cell table:formula="of:=[.$A6]*[.J$2]/[.J$3]+[.J$4]" office:value-type="float" office:value="0" calcext:value-type="float">
            <text:p>0</text:p>
          </table:table-cell>
          <table:table-cell table:formula="of:=[.$A6]*[.K$2]/[.K$3]+[.K$4]" office:value-type="float" office:value="0" calcext:value-type="float">
            <text:p>0</text:p>
          </table:table-cell>
        </table:table-row>
        <table:table-row table:style-name="ro1">
          <table:table-cell table:formula="of:=[.A8]-[.A$2]" office:value-type="float" office:value="-900" calcext:value-type="float">
            <text:p>-900</text:p>
          </table:table-cell>
          <table:table-cell table:formula="of:=[.$A7]*[.B$2]/[.B$3]+[.B$4]" office:value-type="float" office:value="50" calcext:value-type="float">
            <text:p>50</text:p>
          </table:table-cell>
          <table:table-cell table:formula="of:=[.$A7]*[.C$2]/[.C$3]+[.C$4]" office:value-type="float" office:value="230" calcext:value-type="float">
            <text:p>230</text:p>
          </table:table-cell>
          <table:table-cell table:formula="of:=[.$A7]*[.D$2]/[.D$3]+[.D$4]" office:value-type="float" office:value="-7.2" calcext:value-type="float">
            <text:p>-7,2</text:p>
          </table:table-cell>
          <table:table-cell table:formula="of:=[.$A7]*[.E$2]/[.E$3]+[.E$4]" office:value-type="float" office:value="-27.9" calcext:value-type="float">
            <text:p>-27,9</text:p>
          </table:table-cell>
          <table:table-cell table:formula="of:=[.$A7]*[.F$2]/[.F$3]+[.F$4]" office:value-type="float" office:value="1049.7" calcext:value-type="float">
            <text:p>1049,7</text:p>
          </table:table-cell>
          <table:table-cell table:formula="of:=[.$A7]*[.G$2]/[.G$3]+[.G$4]" office:value-type="float" office:value="4" calcext:value-type="float">
            <text:p>4</text:p>
          </table:table-cell>
          <table:table-cell table:formula="of:=[.$A7]*[.H$2]/[.H$3]+[.H$4]" office:value-type="float" office:value="64" calcext:value-type="float">
            <text:p>64</text:p>
          </table:table-cell>
          <table:table-cell table:formula="of:=[.$A7]*[.I$2]/[.I$3]+[.I$4]" office:value-type="float" office:value="2835" calcext:value-type="float">
            <text:p>2835</text:p>
          </table:table-cell>
          <table:table-cell table:formula="of:=[.$A7]*[.J$2]/[.J$3]+[.J$4]" office:value-type="float" office:value="10.2" calcext:value-type="float">
            <text:p>10,2</text:p>
          </table:table-cell>
          <table:table-cell table:formula="of:=[.$A7]*[.K$2]/[.K$3]+[.K$4]" office:value-type="float" office:value="0" calcext:value-type="float">
            <text:p>0</text:p>
          </table:table-cell>
        </table:table-row>
        <table:table-row table:style-name="ro1">
          <table:table-cell table:formula="of:=[.A9]-[.A$2]" office:value-type="float" office:value="-800" calcext:value-type="float">
            <text:p>-800</text:p>
          </table:table-cell>
          <table:table-cell table:formula="of:=[.$A8]*[.B$2]/[.B$3]+[.B$4]" office:value-type="float" office:value="100" calcext:value-type="float">
            <text:p>100</text:p>
          </table:table-cell>
          <table:table-cell table:formula="of:=[.$A8]*[.C$2]/[.C$3]+[.C$4]" office:value-type="float" office:value="260" calcext:value-type="float">
            <text:p>260</text:p>
          </table:table-cell>
          <table:table-cell table:formula="of:=[.$A8]*[.D$2]/[.D$3]+[.D$4]" office:value-type="float" office:value="-6.4" calcext:value-type="float">
            <text:p>-6,4</text:p>
          </table:table-cell>
          <table:table-cell table:formula="of:=[.$A8]*[.E$2]/[.E$3]+[.E$4]" office:value-type="float" office:value="-24.8" calcext:value-type="float">
            <text:p>-24,8</text:p>
          </table:table-cell>
          <table:table-cell table:formula="of:=[.$A8]*[.F$2]/[.F$3]+[.F$4]" office:value-type="float" office:value="1099.4" calcext:value-type="float">
            <text:p>1099,4</text:p>
          </table:table-cell>
          <table:table-cell table:formula="of:=[.$A8]*[.G$2]/[.G$3]+[.G$4]" office:value-type="float" office:value="8" calcext:value-type="float">
            <text:p>8</text:p>
          </table:table-cell>
          <table:table-cell table:formula="of:=[.$A8]*[.H$2]/[.H$3]+[.H$4]" office:value-type="float" office:value="128" calcext:value-type="float">
            <text:p>128</text:p>
          </table:table-cell>
          <table:table-cell table:formula="of:=[.$A8]*[.I$2]/[.I$3]+[.I$4]" office:value-type="float" office:value="3135" calcext:value-type="float">
            <text:p>3135</text:p>
          </table:table-cell>
          <table:table-cell table:formula="of:=[.$A8]*[.J$2]/[.J$3]+[.J$4]" office:value-type="float" office:value="20.4" calcext:value-type="float">
            <text:p>20,4</text:p>
          </table:table-cell>
          <table:table-cell table:formula="of:=[.$A8]*[.K$2]/[.K$3]+[.K$4]" office:value-type="float" office:value="0" calcext:value-type="float">
            <text:p>0</text:p>
          </table:table-cell>
        </table:table-row>
        <table:table-row table:style-name="ro1">
          <table:table-cell table:formula="of:=[.A10]-[.A$2]" office:value-type="float" office:value="-700" calcext:value-type="float">
            <text:p>-700</text:p>
          </table:table-cell>
          <table:table-cell table:formula="of:=[.$A9]*[.B$2]/[.B$3]+[.B$4]" office:value-type="float" office:value="150" calcext:value-type="float">
            <text:p>150</text:p>
          </table:table-cell>
          <table:table-cell table:formula="of:=[.$A9]*[.C$2]/[.C$3]+[.C$4]" office:value-type="float" office:value="290" calcext:value-type="float">
            <text:p>290</text:p>
          </table:table-cell>
          <table:table-cell table:formula="of:=[.$A9]*[.D$2]/[.D$3]+[.D$4]" office:value-type="float" office:value="-5.6" calcext:value-type="float">
            <text:p>-5,6</text:p>
          </table:table-cell>
          <table:table-cell table:formula="of:=[.$A9]*[.E$2]/[.E$3]+[.E$4]" office:value-type="float" office:value="-21.7" calcext:value-type="float">
            <text:p>-21,7</text:p>
          </table:table-cell>
          <table:table-cell table:formula="of:=[.$A9]*[.F$2]/[.F$3]+[.F$4]" office:value-type="float" office:value="1149.1" calcext:value-type="float">
            <text:p>1149,1</text:p>
          </table:table-cell>
          <table:table-cell table:formula="of:=[.$A9]*[.G$2]/[.G$3]+[.G$4]" office:value-type="float" office:value="12" calcext:value-type="float">
            <text:p>12</text:p>
          </table:table-cell>
          <table:table-cell table:formula="of:=[.$A9]*[.H$2]/[.H$3]+[.H$4]" office:value-type="float" office:value="192" calcext:value-type="float">
            <text:p>192</text:p>
          </table:table-cell>
          <table:table-cell table:formula="of:=[.$A9]*[.I$2]/[.I$3]+[.I$4]" office:value-type="float" office:value="3435" calcext:value-type="float">
            <text:p>3435</text:p>
          </table:table-cell>
          <table:table-cell table:formula="of:=[.$A9]*[.J$2]/[.J$3]+[.J$4]" office:value-type="float" office:value="30.6" calcext:value-type="float">
            <text:p>30,6</text:p>
          </table:table-cell>
          <table:table-cell table:formula="of:=[.$A9]*[.K$2]/[.K$3]+[.K$4]" office:value-type="float" office:value="0" calcext:value-type="float">
            <text:p>0</text:p>
          </table:table-cell>
        </table:table-row>
        <table:table-row table:style-name="ro1">
          <table:table-cell table:formula="of:=[.A11]-[.A$2]" office:value-type="float" office:value="-600" calcext:value-type="float">
            <text:p>-600</text:p>
          </table:table-cell>
          <table:table-cell table:formula="of:=[.$A10]*[.B$2]/[.B$3]+[.B$4]" office:value-type="float" office:value="200" calcext:value-type="float">
            <text:p>200</text:p>
          </table:table-cell>
          <table:table-cell table:formula="of:=[.$A10]*[.C$2]/[.C$3]+[.C$4]" office:value-type="float" office:value="320" calcext:value-type="float">
            <text:p>320</text:p>
          </table:table-cell>
          <table:table-cell table:formula="of:=[.$A10]*[.D$2]/[.D$3]+[.D$4]" office:value-type="float" office:value="-4.8" calcext:value-type="float">
            <text:p>-4,8</text:p>
          </table:table-cell>
          <table:table-cell table:formula="of:=[.$A10]*[.E$2]/[.E$3]+[.E$4]" office:value-type="float" office:value="-18.6" calcext:value-type="float">
            <text:p>-18,6</text:p>
          </table:table-cell>
          <table:table-cell table:formula="of:=[.$A10]*[.F$2]/[.F$3]+[.F$4]" office:value-type="float" office:value="1198.8" calcext:value-type="float">
            <text:p>1198,8</text:p>
          </table:table-cell>
          <table:table-cell table:formula="of:=[.$A10]*[.G$2]/[.G$3]+[.G$4]" office:value-type="float" office:value="16" calcext:value-type="float">
            <text:p>16</text:p>
          </table:table-cell>
          <table:table-cell table:formula="of:=[.$A10]*[.H$2]/[.H$3]+[.H$4]" office:value-type="float" office:value="256" calcext:value-type="float">
            <text:p>256</text:p>
          </table:table-cell>
          <table:table-cell table:formula="of:=[.$A10]*[.I$2]/[.I$3]+[.I$4]" office:value-type="float" office:value="3735" calcext:value-type="float">
            <text:p>3735</text:p>
          </table:table-cell>
          <table:table-cell table:formula="of:=[.$A10]*[.J$2]/[.J$3]+[.J$4]" office:value-type="float" office:value="40.8" calcext:value-type="float">
            <text:p>40,8</text:p>
          </table:table-cell>
          <table:table-cell table:formula="of:=[.$A10]*[.K$2]/[.K$3]+[.K$4]" office:value-type="float" office:value="0" calcext:value-type="float">
            <text:p>0</text:p>
          </table:table-cell>
        </table:table-row>
        <table:table-row table:style-name="ro1">
          <table:table-cell table:formula="of:=[.A12]-[.A$2]" office:value-type="float" office:value="-500" calcext:value-type="float">
            <text:p>-500</text:p>
          </table:table-cell>
          <table:table-cell table:formula="of:=[.$A11]*[.B$2]/[.B$3]+[.B$4]" office:value-type="float" office:value="250" calcext:value-type="float">
            <text:p>250</text:p>
          </table:table-cell>
          <table:table-cell table:formula="of:=[.$A11]*[.C$2]/[.C$3]+[.C$4]" office:value-type="float" office:value="350" calcext:value-type="float">
            <text:p>350</text:p>
          </table:table-cell>
          <table:table-cell table:formula="of:=[.$A11]*[.D$2]/[.D$3]+[.D$4]" office:value-type="float" office:value="-4" calcext:value-type="float">
            <text:p>-4</text:p>
          </table:table-cell>
          <table:table-cell table:formula="of:=[.$A11]*[.E$2]/[.E$3]+[.E$4]" office:value-type="float" office:value="-15.5" calcext:value-type="float">
            <text:p>-15,5</text:p>
          </table:table-cell>
          <table:table-cell table:formula="of:=[.$A11]*[.F$2]/[.F$3]+[.F$4]" office:value-type="float" office:value="1248.5" calcext:value-type="float">
            <text:p>1248,5</text:p>
          </table:table-cell>
          <table:table-cell table:formula="of:=[.$A11]*[.G$2]/[.G$3]+[.G$4]" office:value-type="float" office:value="20" calcext:value-type="float">
            <text:p>20</text:p>
          </table:table-cell>
          <table:table-cell table:formula="of:=[.$A11]*[.H$2]/[.H$3]+[.H$4]" office:value-type="float" office:value="320" calcext:value-type="float">
            <text:p>320</text:p>
          </table:table-cell>
          <table:table-cell table:formula="of:=[.$A11]*[.I$2]/[.I$3]+[.I$4]" office:value-type="float" office:value="4035" calcext:value-type="float">
            <text:p>4035</text:p>
          </table:table-cell>
          <table:table-cell table:formula="of:=[.$A11]*[.J$2]/[.J$3]+[.J$4]" office:value-type="float" office:value="51" calcext:value-type="float">
            <text:p>51</text:p>
          </table:table-cell>
          <table:table-cell table:formula="of:=[.$A11]*[.K$2]/[.K$3]+[.K$4]" office:value-type="float" office:value="0" calcext:value-type="float">
            <text:p>0</text:p>
          </table:table-cell>
        </table:table-row>
        <table:table-row table:style-name="ro1">
          <table:table-cell table:formula="of:=[.A13]-[.A$2]" office:value-type="float" office:value="-400" calcext:value-type="float">
            <text:p>-400</text:p>
          </table:table-cell>
          <table:table-cell table:formula="of:=[.$A12]*[.B$2]/[.B$3]+[.B$4]" office:value-type="float" office:value="300" calcext:value-type="float">
            <text:p>300</text:p>
          </table:table-cell>
          <table:table-cell table:formula="of:=[.$A12]*[.C$2]/[.C$3]+[.C$4]" office:value-type="float" office:value="380" calcext:value-type="float">
            <text:p>380</text:p>
          </table:table-cell>
          <table:table-cell table:formula="of:=[.$A12]*[.D$2]/[.D$3]+[.D$4]" office:value-type="float" office:value="-3.2" calcext:value-type="float">
            <text:p>-3,2</text:p>
          </table:table-cell>
          <table:table-cell table:formula="of:=[.$A12]*[.E$2]/[.E$3]+[.E$4]" office:value-type="float" office:value="-12.4" calcext:value-type="float">
            <text:p>-12,4</text:p>
          </table:table-cell>
          <table:table-cell table:formula="of:=[.$A12]*[.F$2]/[.F$3]+[.F$4]" office:value-type="float" office:value="1298.2" calcext:value-type="float">
            <text:p>1298,2</text:p>
          </table:table-cell>
          <table:table-cell table:formula="of:=[.$A12]*[.G$2]/[.G$3]+[.G$4]" office:value-type="float" office:value="24" calcext:value-type="float">
            <text:p>24</text:p>
          </table:table-cell>
          <table:table-cell table:formula="of:=[.$A12]*[.H$2]/[.H$3]+[.H$4]" office:value-type="float" office:value="384" calcext:value-type="float">
            <text:p>384</text:p>
          </table:table-cell>
          <table:table-cell table:formula="of:=[.$A12]*[.I$2]/[.I$3]+[.I$4]" office:value-type="float" office:value="4335" calcext:value-type="float">
            <text:p>4335</text:p>
          </table:table-cell>
          <table:table-cell table:formula="of:=[.$A12]*[.J$2]/[.J$3]+[.J$4]" office:value-type="float" office:value="61.2" calcext:value-type="float">
            <text:p>61,2</text:p>
          </table:table-cell>
          <table:table-cell table:formula="of:=[.$A12]*[.K$2]/[.K$3]+[.K$4]" office:value-type="float" office:value="0" calcext:value-type="float">
            <text:p>0</text:p>
          </table:table-cell>
        </table:table-row>
        <table:table-row table:style-name="ro1">
          <table:table-cell table:formula="of:=[.A14]-[.A$2]" office:value-type="float" office:value="-300" calcext:value-type="float">
            <text:p>-300</text:p>
          </table:table-cell>
          <table:table-cell table:formula="of:=[.$A13]*[.B$2]/[.B$3]+[.B$4]" office:value-type="float" office:value="350" calcext:value-type="float">
            <text:p>350</text:p>
          </table:table-cell>
          <table:table-cell table:formula="of:=[.$A13]*[.C$2]/[.C$3]+[.C$4]" office:value-type="float" office:value="410" calcext:value-type="float">
            <text:p>410</text:p>
          </table:table-cell>
          <table:table-cell table:formula="of:=[.$A13]*[.D$2]/[.D$3]+[.D$4]" office:value-type="float" office:value="-2.4" calcext:value-type="float">
            <text:p>-2,4</text:p>
          </table:table-cell>
          <table:table-cell table:formula="of:=[.$A13]*[.E$2]/[.E$3]+[.E$4]" office:value-type="float" office:value="-9.3" calcext:value-type="float">
            <text:p>-9,3</text:p>
          </table:table-cell>
          <table:table-cell table:formula="of:=[.$A13]*[.F$2]/[.F$3]+[.F$4]" office:value-type="float" office:value="1347.9" calcext:value-type="float">
            <text:p>1347,9</text:p>
          </table:table-cell>
          <table:table-cell table:formula="of:=[.$A13]*[.G$2]/[.G$3]+[.G$4]" office:value-type="float" office:value="28" calcext:value-type="float">
            <text:p>28</text:p>
          </table:table-cell>
          <table:table-cell table:formula="of:=[.$A13]*[.H$2]/[.H$3]+[.H$4]" office:value-type="float" office:value="448" calcext:value-type="float">
            <text:p>448</text:p>
          </table:table-cell>
          <table:table-cell table:formula="of:=[.$A13]*[.I$2]/[.I$3]+[.I$4]" office:value-type="float" office:value="4635" calcext:value-type="float">
            <text:p>4635</text:p>
          </table:table-cell>
          <table:table-cell table:formula="of:=[.$A13]*[.J$2]/[.J$3]+[.J$4]" office:value-type="float" office:value="71.4" calcext:value-type="float">
            <text:p>71,4</text:p>
          </table:table-cell>
          <table:table-cell table:formula="of:=[.$A13]*[.K$2]/[.K$3]+[.K$4]" office:value-type="float" office:value="0" calcext:value-type="float">
            <text:p>0</text:p>
          </table:table-cell>
        </table:table-row>
        <table:table-row table:style-name="ro1">
          <table:table-cell table:formula="of:=[.A15]-[.A$2]" office:value-type="float" office:value="-200" calcext:value-type="float">
            <text:p>-200</text:p>
          </table:table-cell>
          <table:table-cell table:formula="of:=[.$A14]*[.B$2]/[.B$3]+[.B$4]" office:value-type="float" office:value="400" calcext:value-type="float">
            <text:p>400</text:p>
          </table:table-cell>
          <table:table-cell table:formula="of:=[.$A14]*[.C$2]/[.C$3]+[.C$4]" office:value-type="float" office:value="440" calcext:value-type="float">
            <text:p>440</text:p>
          </table:table-cell>
          <table:table-cell table:formula="of:=[.$A14]*[.D$2]/[.D$3]+[.D$4]" office:value-type="float" office:value="-1.6" calcext:value-type="float">
            <text:p>-1,6</text:p>
          </table:table-cell>
          <table:table-cell table:formula="of:=[.$A14]*[.E$2]/[.E$3]+[.E$4]" office:value-type="float" office:value="-6.2" calcext:value-type="float">
            <text:p>-6,2</text:p>
          </table:table-cell>
          <table:table-cell table:formula="of:=[.$A14]*[.F$2]/[.F$3]+[.F$4]" office:value-type="float" office:value="1397.6" calcext:value-type="float">
            <text:p>1397,6</text:p>
          </table:table-cell>
          <table:table-cell table:formula="of:=[.$A14]*[.G$2]/[.G$3]+[.G$4]" office:value-type="float" office:value="32" calcext:value-type="float">
            <text:p>32</text:p>
          </table:table-cell>
          <table:table-cell table:formula="of:=[.$A14]*[.H$2]/[.H$3]+[.H$4]" office:value-type="float" office:value="512" calcext:value-type="float">
            <text:p>512</text:p>
          </table:table-cell>
          <table:table-cell table:formula="of:=[.$A14]*[.I$2]/[.I$3]+[.I$4]" office:value-type="float" office:value="4935" calcext:value-type="float">
            <text:p>4935</text:p>
          </table:table-cell>
          <table:table-cell table:formula="of:=[.$A14]*[.J$2]/[.J$3]+[.J$4]" office:value-type="float" office:value="81.6" calcext:value-type="float">
            <text:p>81,6</text:p>
          </table:table-cell>
          <table:table-cell table:formula="of:=[.$A14]*[.K$2]/[.K$3]+[.K$4]" office:value-type="float" office:value="0" calcext:value-type="float">
            <text:p>0</text:p>
          </table:table-cell>
        </table:table-row>
        <table:table-row table:style-name="ro1">
          <table:table-cell table:formula="of:=[.A16]-[.A$2]" office:value-type="float" office:value="-100" calcext:value-type="float">
            <text:p>-100</text:p>
          </table:table-cell>
          <table:table-cell table:formula="of:=[.$A15]*[.B$2]/[.B$3]+[.B$4]" office:value-type="float" office:value="450" calcext:value-type="float">
            <text:p>450</text:p>
          </table:table-cell>
          <table:table-cell table:formula="of:=[.$A15]*[.C$2]/[.C$3]+[.C$4]" office:value-type="float" office:value="470" calcext:value-type="float">
            <text:p>470</text:p>
          </table:table-cell>
          <table:table-cell table:formula="of:=[.$A15]*[.D$2]/[.D$3]+[.D$4]" office:value-type="float" office:value="-0.8" calcext:value-type="float">
            <text:p>-0,8</text:p>
          </table:table-cell>
          <table:table-cell table:formula="of:=[.$A15]*[.E$2]/[.E$3]+[.E$4]" office:value-type="float" office:value="-3.1" calcext:value-type="float">
            <text:p>-3,1</text:p>
          </table:table-cell>
          <table:table-cell table:formula="of:=[.$A15]*[.F$2]/[.F$3]+[.F$4]" office:value-type="float" office:value="1447.3" calcext:value-type="float">
            <text:p>1447,3</text:p>
          </table:table-cell>
          <table:table-cell table:formula="of:=[.$A15]*[.G$2]/[.G$3]+[.G$4]" office:value-type="float" office:value="36" calcext:value-type="float">
            <text:p>36</text:p>
          </table:table-cell>
          <table:table-cell table:formula="of:=[.$A15]*[.H$2]/[.H$3]+[.H$4]" office:value-type="float" office:value="576" calcext:value-type="float">
            <text:p>576</text:p>
          </table:table-cell>
          <table:table-cell table:formula="of:=[.$A15]*[.I$2]/[.I$3]+[.I$4]" office:value-type="float" office:value="5235" calcext:value-type="float">
            <text:p>5235</text:p>
          </table:table-cell>
          <table:table-cell table:formula="of:=[.$A15]*[.J$2]/[.J$3]+[.J$4]" office:value-type="float" office:value="91.8" calcext:value-type="float">
            <text:p>91,8</text:p>
          </table:table-cell>
          <table:table-cell table:formula="of:=[.$A15]*[.K$2]/[.K$3]+[.K$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16]*[.B$2]/[.B$3]+[.B$4]" office:value-type="float" office:value="500" calcext:value-type="float">
            <text:p>500</text:p>
          </table:table-cell>
          <table:table-cell table:formula="of:=[.$A16]*[.C$2]/[.C$3]+[.C$4]" office:value-type="float" office:value="500" calcext:value-type="float">
            <text:p>500</text:p>
          </table:table-cell>
          <table:table-cell table:formula="of:=[.$A16]*[.D$2]/[.D$3]+[.D$4]" office:value-type="float" office:value="0" calcext:value-type="float">
            <text:p>0</text:p>
          </table:table-cell>
          <table:table-cell table:formula="of:=[.$A16]*[.E$2]/[.E$3]+[.E$4]" office:value-type="float" office:value="0" calcext:value-type="float">
            <text:p>0</text:p>
          </table:table-cell>
          <table:table-cell table:formula="of:=[.$A16]*[.F$2]/[.F$3]+[.F$4]" office:value-type="float" office:value="1497" calcext:value-type="float">
            <text:p>1497</text:p>
          </table:table-cell>
          <table:table-cell table:formula="of:=[.$A16]*[.G$2]/[.G$3]+[.G$4]" office:value-type="float" office:value="40" calcext:value-type="float">
            <text:p>40</text:p>
          </table:table-cell>
          <table:table-cell table:formula="of:=[.$A16]*[.H$2]/[.H$3]+[.H$4]" office:value-type="float" office:value="640" calcext:value-type="float">
            <text:p>640</text:p>
          </table:table-cell>
          <table:table-cell table:formula="of:=[.$A16]*[.I$2]/[.I$3]+[.I$4]" office:value-type="float" office:value="5535" calcext:value-type="float">
            <text:p>5535</text:p>
          </table:table-cell>
          <table:table-cell table:formula="of:=[.$A16]*[.J$2]/[.J$3]+[.J$4]" office:value-type="float" office:value="102" calcext:value-type="float">
            <text:p>102</text:p>
          </table:table-cell>
          <table:table-cell table:formula="of:=[.$A16]*[.K$2]/[.K$3]+[.K$4]" office:value-type="float" office:value="0" calcext:value-type="float">
            <text:p>0</text:p>
          </table:table-cell>
        </table:table-row>
        <table:table-row table:style-name="ro1">
          <table:table-cell table:formula="of:=[.A16]+[.A$2]" office:value-type="float" office:value="100" calcext:value-type="float">
            <text:p>100</text:p>
          </table:table-cell>
          <table:table-cell table:formula="of:=[.$A17]*[.B$2]/[.B$3]+[.B$4]" office:value-type="float" office:value="550" calcext:value-type="float">
            <text:p>550</text:p>
          </table:table-cell>
          <table:table-cell table:formula="of:=[.$A17]*[.C$2]/[.C$3]+[.C$4]" office:value-type="float" office:value="530" calcext:value-type="float">
            <text:p>530</text:p>
          </table:table-cell>
          <table:table-cell table:formula="of:=[.$A17]*[.D$2]/[.D$3]+[.D$4]" office:value-type="float" office:value="0.8" calcext:value-type="float">
            <text:p>0,8</text:p>
          </table:table-cell>
          <table:table-cell table:formula="of:=[.$A17]*[.E$2]/[.E$3]+[.E$4]" office:value-type="float" office:value="3.1" calcext:value-type="float">
            <text:p>3,1</text:p>
          </table:table-cell>
          <table:table-cell table:formula="of:=[.$A17]*[.F$2]/[.F$3]+[.F$4]" office:value-type="float" office:value="1546.7" calcext:value-type="float">
            <text:p>1546,7</text:p>
          </table:table-cell>
          <table:table-cell table:formula="of:=[.$A17]*[.G$2]/[.G$3]+[.G$4]" office:value-type="float" office:value="44" calcext:value-type="float">
            <text:p>44</text:p>
          </table:table-cell>
          <table:table-cell table:formula="of:=[.$A17]*[.H$2]/[.H$3]+[.H$4]" office:value-type="float" office:value="704" calcext:value-type="float">
            <text:p>704</text:p>
          </table:table-cell>
          <table:table-cell table:formula="of:=[.$A17]*[.I$2]/[.I$3]+[.I$4]" office:value-type="float" office:value="5835" calcext:value-type="float">
            <text:p>5835</text:p>
          </table:table-cell>
          <table:table-cell table:formula="of:=[.$A17]*[.J$2]/[.J$3]+[.J$4]" office:value-type="float" office:value="112.2" calcext:value-type="float">
            <text:p>112,2</text:p>
          </table:table-cell>
          <table:table-cell table:formula="of:=[.$A17]*[.K$2]/[.K$3]+[.K$4]" office:value-type="float" office:value="0" calcext:value-type="float">
            <text:p>0</text:p>
          </table:table-cell>
        </table:table-row>
        <table:table-row table:style-name="ro1">
          <table:table-cell table:formula="of:=[.A17]+[.A$2]" office:value-type="float" office:value="200" calcext:value-type="float">
            <text:p>200</text:p>
          </table:table-cell>
          <table:table-cell table:formula="of:=[.$A18]*[.B$2]/[.B$3]+[.B$4]" office:value-type="float" office:value="600" calcext:value-type="float">
            <text:p>600</text:p>
          </table:table-cell>
          <table:table-cell table:formula="of:=[.$A18]*[.C$2]/[.C$3]+[.C$4]" office:value-type="float" office:value="560" calcext:value-type="float">
            <text:p>560</text:p>
          </table:table-cell>
          <table:table-cell table:formula="of:=[.$A18]*[.D$2]/[.D$3]+[.D$4]" office:value-type="float" office:value="1.6" calcext:value-type="float">
            <text:p>1,6</text:p>
          </table:table-cell>
          <table:table-cell table:formula="of:=[.$A18]*[.E$2]/[.E$3]+[.E$4]" office:value-type="float" office:value="6.2" calcext:value-type="float">
            <text:p>6,2</text:p>
          </table:table-cell>
          <table:table-cell table:formula="of:=[.$A18]*[.F$2]/[.F$3]+[.F$4]" office:value-type="float" office:value="1596.4" calcext:value-type="float">
            <text:p>1596,4</text:p>
          </table:table-cell>
          <table:table-cell table:formula="of:=[.$A18]*[.G$2]/[.G$3]+[.G$4]" office:value-type="float" office:value="48" calcext:value-type="float">
            <text:p>48</text:p>
          </table:table-cell>
          <table:table-cell table:formula="of:=[.$A18]*[.H$2]/[.H$3]+[.H$4]" office:value-type="float" office:value="768" calcext:value-type="float">
            <text:p>768</text:p>
          </table:table-cell>
          <table:table-cell table:formula="of:=[.$A18]*[.I$2]/[.I$3]+[.I$4]" office:value-type="float" office:value="6135" calcext:value-type="float">
            <text:p>6135</text:p>
          </table:table-cell>
          <table:table-cell table:formula="of:=[.$A18]*[.J$2]/[.J$3]+[.J$4]" office:value-type="float" office:value="122.4" calcext:value-type="float">
            <text:p>122,4</text:p>
          </table:table-cell>
          <table:table-cell table:formula="of:=[.$A18]*[.K$2]/[.K$3]+[.K$4]" office:value-type="float" office:value="0" calcext:value-type="float">
            <text:p>0</text:p>
          </table:table-cell>
        </table:table-row>
        <table:table-row table:style-name="ro1">
          <table:table-cell table:formula="of:=[.A18]+[.A$2]" office:value-type="float" office:value="300" calcext:value-type="float">
            <text:p>300</text:p>
          </table:table-cell>
          <table:table-cell table:formula="of:=[.$A19]*[.B$2]/[.B$3]+[.B$4]" office:value-type="float" office:value="650" calcext:value-type="float">
            <text:p>650</text:p>
          </table:table-cell>
          <table:table-cell table:formula="of:=[.$A19]*[.C$2]/[.C$3]+[.C$4]" office:value-type="float" office:value="590" calcext:value-type="float">
            <text:p>590</text:p>
          </table:table-cell>
          <table:table-cell table:formula="of:=[.$A19]*[.D$2]/[.D$3]+[.D$4]" office:value-type="float" office:value="2.4" calcext:value-type="float">
            <text:p>2,4</text:p>
          </table:table-cell>
          <table:table-cell table:formula="of:=[.$A19]*[.E$2]/[.E$3]+[.E$4]" office:value-type="float" office:value="9.3" calcext:value-type="float">
            <text:p>9,3</text:p>
          </table:table-cell>
          <table:table-cell table:formula="of:=[.$A19]*[.F$2]/[.F$3]+[.F$4]" office:value-type="float" office:value="1646.1" calcext:value-type="float">
            <text:p>1646,1</text:p>
          </table:table-cell>
          <table:table-cell table:formula="of:=[.$A19]*[.G$2]/[.G$3]+[.G$4]" office:value-type="float" office:value="52" calcext:value-type="float">
            <text:p>52</text:p>
          </table:table-cell>
          <table:table-cell table:formula="of:=[.$A19]*[.H$2]/[.H$3]+[.H$4]" office:value-type="float" office:value="832" calcext:value-type="float">
            <text:p>832</text:p>
          </table:table-cell>
          <table:table-cell table:formula="of:=[.$A19]*[.I$2]/[.I$3]+[.I$4]" office:value-type="float" office:value="6435" calcext:value-type="float">
            <text:p>6435</text:p>
          </table:table-cell>
          <table:table-cell table:formula="of:=[.$A19]*[.J$2]/[.J$3]+[.J$4]" office:value-type="float" office:value="132.6" calcext:value-type="float">
            <text:p>132,6</text:p>
          </table:table-cell>
          <table:table-cell table:formula="of:=[.$A19]*[.K$2]/[.K$3]+[.K$4]" office:value-type="float" office:value="0" calcext:value-type="float">
            <text:p>0</text:p>
          </table:table-cell>
        </table:table-row>
        <table:table-row table:style-name="ro1">
          <table:table-cell table:formula="of:=[.A19]+[.A$2]" office:value-type="float" office:value="400" calcext:value-type="float">
            <text:p>400</text:p>
          </table:table-cell>
          <table:table-cell table:formula="of:=[.$A20]*[.B$2]/[.B$3]+[.B$4]" office:value-type="float" office:value="700" calcext:value-type="float">
            <text:p>700</text:p>
          </table:table-cell>
          <table:table-cell table:formula="of:=[.$A20]*[.C$2]/[.C$3]+[.C$4]" office:value-type="float" office:value="620" calcext:value-type="float">
            <text:p>620</text:p>
          </table:table-cell>
          <table:table-cell table:formula="of:=[.$A20]*[.D$2]/[.D$3]+[.D$4]" office:value-type="float" office:value="3.2" calcext:value-type="float">
            <text:p>3,2</text:p>
          </table:table-cell>
          <table:table-cell table:formula="of:=[.$A20]*[.E$2]/[.E$3]+[.E$4]" office:value-type="float" office:value="12.4" calcext:value-type="float">
            <text:p>12,4</text:p>
          </table:table-cell>
          <table:table-cell table:formula="of:=[.$A20]*[.F$2]/[.F$3]+[.F$4]" office:value-type="float" office:value="1695.8" calcext:value-type="float">
            <text:p>1695,8</text:p>
          </table:table-cell>
          <table:table-cell table:formula="of:=[.$A20]*[.G$2]/[.G$3]+[.G$4]" office:value-type="float" office:value="56" calcext:value-type="float">
            <text:p>56</text:p>
          </table:table-cell>
          <table:table-cell table:formula="of:=[.$A20]*[.H$2]/[.H$3]+[.H$4]" office:value-type="float" office:value="896" calcext:value-type="float">
            <text:p>896</text:p>
          </table:table-cell>
          <table:table-cell table:formula="of:=[.$A20]*[.I$2]/[.I$3]+[.I$4]" office:value-type="float" office:value="6735" calcext:value-type="float">
            <text:p>6735</text:p>
          </table:table-cell>
          <table:table-cell table:formula="of:=[.$A20]*[.J$2]/[.J$3]+[.J$4]" office:value-type="float" office:value="142.8" calcext:value-type="float">
            <text:p>142,8</text:p>
          </table:table-cell>
          <table:table-cell table:formula="of:=[.$A20]*[.K$2]/[.K$3]+[.K$4]" office:value-type="float" office:value="0" calcext:value-type="float">
            <text:p>0</text:p>
          </table:table-cell>
        </table:table-row>
        <table:table-row table:style-name="ro1">
          <table:table-cell table:formula="of:=[.A20]+[.A$2]" office:value-type="float" office:value="500" calcext:value-type="float">
            <text:p>500</text:p>
          </table:table-cell>
          <table:table-cell table:formula="of:=[.$A21]*[.B$2]/[.B$3]+[.B$4]" office:value-type="float" office:value="750" calcext:value-type="float">
            <text:p>750</text:p>
          </table:table-cell>
          <table:table-cell table:formula="of:=[.$A21]*[.C$2]/[.C$3]+[.C$4]" office:value-type="float" office:value="650" calcext:value-type="float">
            <text:p>650</text:p>
          </table:table-cell>
          <table:table-cell table:formula="of:=[.$A21]*[.D$2]/[.D$3]+[.D$4]" office:value-type="float" office:value="4" calcext:value-type="float">
            <text:p>4</text:p>
          </table:table-cell>
          <table:table-cell table:formula="of:=[.$A21]*[.E$2]/[.E$3]+[.E$4]" office:value-type="float" office:value="15.5" calcext:value-type="float">
            <text:p>15,5</text:p>
          </table:table-cell>
          <table:table-cell table:formula="of:=[.$A21]*[.F$2]/[.F$3]+[.F$4]" office:value-type="float" office:value="1745.5" calcext:value-type="float">
            <text:p>1745,5</text:p>
          </table:table-cell>
          <table:table-cell table:formula="of:=[.$A21]*[.G$2]/[.G$3]+[.G$4]" office:value-type="float" office:value="60" calcext:value-type="float">
            <text:p>60</text:p>
          </table:table-cell>
          <table:table-cell table:formula="of:=[.$A21]*[.H$2]/[.H$3]+[.H$4]" office:value-type="float" office:value="960" calcext:value-type="float">
            <text:p>960</text:p>
          </table:table-cell>
          <table:table-cell table:formula="of:=[.$A21]*[.I$2]/[.I$3]+[.I$4]" office:value-type="float" office:value="7035" calcext:value-type="float">
            <text:p>7035</text:p>
          </table:table-cell>
          <table:table-cell table:formula="of:=[.$A21]*[.J$2]/[.J$3]+[.J$4]" office:value-type="float" office:value="153" calcext:value-type="float">
            <text:p>153</text:p>
          </table:table-cell>
          <table:table-cell table:formula="of:=[.$A21]*[.K$2]/[.K$3]+[.K$4]" office:value-type="float" office:value="0" calcext:value-type="float">
            <text:p>0</text:p>
          </table:table-cell>
        </table:table-row>
        <table:table-row table:style-name="ro1">
          <table:table-cell table:formula="of:=[.A21]+[.A$2]" office:value-type="float" office:value="600" calcext:value-type="float">
            <text:p>600</text:p>
          </table:table-cell>
          <table:table-cell table:formula="of:=[.$A22]*[.B$2]/[.B$3]+[.B$4]" office:value-type="float" office:value="800" calcext:value-type="float">
            <text:p>800</text:p>
          </table:table-cell>
          <table:table-cell table:formula="of:=[.$A22]*[.C$2]/[.C$3]+[.C$4]" office:value-type="float" office:value="680" calcext:value-type="float">
            <text:p>680</text:p>
          </table:table-cell>
          <table:table-cell table:formula="of:=[.$A22]*[.D$2]/[.D$3]+[.D$4]" office:value-type="float" office:value="4.8" calcext:value-type="float">
            <text:p>4,8</text:p>
          </table:table-cell>
          <table:table-cell table:formula="of:=[.$A22]*[.E$2]/[.E$3]+[.E$4]" office:value-type="float" office:value="18.6" calcext:value-type="float">
            <text:p>18,6</text:p>
          </table:table-cell>
          <table:table-cell table:formula="of:=[.$A22]*[.F$2]/[.F$3]+[.F$4]" office:value-type="float" office:value="1795.2" calcext:value-type="float">
            <text:p>1795,2</text:p>
          </table:table-cell>
          <table:table-cell table:formula="of:=[.$A22]*[.G$2]/[.G$3]+[.G$4]" office:value-type="float" office:value="64" calcext:value-type="float">
            <text:p>64</text:p>
          </table:table-cell>
          <table:table-cell table:formula="of:=[.$A22]*[.H$2]/[.H$3]+[.H$4]" office:value-type="float" office:value="1024" calcext:value-type="float">
            <text:p>1024</text:p>
          </table:table-cell>
          <table:table-cell table:formula="of:=[.$A22]*[.I$2]/[.I$3]+[.I$4]" office:value-type="float" office:value="7335" calcext:value-type="float">
            <text:p>7335</text:p>
          </table:table-cell>
          <table:table-cell table:formula="of:=[.$A22]*[.J$2]/[.J$3]+[.J$4]" office:value-type="float" office:value="163.2" calcext:value-type="float">
            <text:p>163,2</text:p>
          </table:table-cell>
          <table:table-cell table:formula="of:=[.$A22]*[.K$2]/[.K$3]+[.K$4]" office:value-type="float" office:value="0" calcext:value-type="float">
            <text:p>0</text:p>
          </table:table-cell>
        </table:table-row>
        <table:table-row table:style-name="ro1">
          <table:table-cell table:formula="of:=[.A22]+[.A$2]" office:value-type="float" office:value="700" calcext:value-type="float">
            <text:p>700</text:p>
          </table:table-cell>
          <table:table-cell table:formula="of:=[.$A23]*[.B$2]/[.B$3]+[.B$4]" office:value-type="float" office:value="850" calcext:value-type="float">
            <text:p>850</text:p>
          </table:table-cell>
          <table:table-cell table:formula="of:=[.$A23]*[.C$2]/[.C$3]+[.C$4]" office:value-type="float" office:value="710" calcext:value-type="float">
            <text:p>710</text:p>
          </table:table-cell>
          <table:table-cell table:formula="of:=[.$A23]*[.D$2]/[.D$3]+[.D$4]" office:value-type="float" office:value="5.6" calcext:value-type="float">
            <text:p>5,6</text:p>
          </table:table-cell>
          <table:table-cell table:formula="of:=[.$A23]*[.E$2]/[.E$3]+[.E$4]" office:value-type="float" office:value="21.7" calcext:value-type="float">
            <text:p>21,7</text:p>
          </table:table-cell>
          <table:table-cell table:formula="of:=[.$A23]*[.F$2]/[.F$3]+[.F$4]" office:value-type="float" office:value="1844.9" calcext:value-type="float">
            <text:p>1844,9</text:p>
          </table:table-cell>
          <table:table-cell table:formula="of:=[.$A23]*[.G$2]/[.G$3]+[.G$4]" office:value-type="float" office:value="68" calcext:value-type="float">
            <text:p>68</text:p>
          </table:table-cell>
          <table:table-cell table:formula="of:=[.$A23]*[.H$2]/[.H$3]+[.H$4]" office:value-type="float" office:value="1088" calcext:value-type="float">
            <text:p>1088</text:p>
          </table:table-cell>
          <table:table-cell table:formula="of:=[.$A23]*[.I$2]/[.I$3]+[.I$4]" office:value-type="float" office:value="7635" calcext:value-type="float">
            <text:p>7635</text:p>
          </table:table-cell>
          <table:table-cell table:formula="of:=[.$A23]*[.J$2]/[.J$3]+[.J$4]" office:value-type="float" office:value="173.4" calcext:value-type="float">
            <text:p>173,4</text:p>
          </table:table-cell>
          <table:table-cell table:formula="of:=[.$A23]*[.K$2]/[.K$3]+[.K$4]" office:value-type="float" office:value="0" calcext:value-type="float">
            <text:p>0</text:p>
          </table:table-cell>
        </table:table-row>
        <table:table-row table:style-name="ro1">
          <table:table-cell table:formula="of:=[.A23]+[.A$2]" office:value-type="float" office:value="800" calcext:value-type="float">
            <text:p>800</text:p>
          </table:table-cell>
          <table:table-cell table:formula="of:=[.$A24]*[.B$2]/[.B$3]+[.B$4]" office:value-type="float" office:value="900" calcext:value-type="float">
            <text:p>900</text:p>
          </table:table-cell>
          <table:table-cell table:formula="of:=[.$A24]*[.C$2]/[.C$3]+[.C$4]" office:value-type="float" office:value="740" calcext:value-type="float">
            <text:p>740</text:p>
          </table:table-cell>
          <table:table-cell table:formula="of:=[.$A24]*[.D$2]/[.D$3]+[.D$4]" office:value-type="float" office:value="6.4" calcext:value-type="float">
            <text:p>6,4</text:p>
          </table:table-cell>
          <table:table-cell table:formula="of:=[.$A24]*[.E$2]/[.E$3]+[.E$4]" office:value-type="float" office:value="24.8" calcext:value-type="float">
            <text:p>24,8</text:p>
          </table:table-cell>
          <table:table-cell table:formula="of:=[.$A24]*[.F$2]/[.F$3]+[.F$4]" office:value-type="float" office:value="1894.6" calcext:value-type="float">
            <text:p>1894,6</text:p>
          </table:table-cell>
          <table:table-cell table:formula="of:=[.$A24]*[.G$2]/[.G$3]+[.G$4]" office:value-type="float" office:value="72" calcext:value-type="float">
            <text:p>72</text:p>
          </table:table-cell>
          <table:table-cell table:formula="of:=[.$A24]*[.H$2]/[.H$3]+[.H$4]" office:value-type="float" office:value="1152" calcext:value-type="float">
            <text:p>1152</text:p>
          </table:table-cell>
          <table:table-cell table:formula="of:=[.$A24]*[.I$2]/[.I$3]+[.I$4]" office:value-type="float" office:value="7935" calcext:value-type="float">
            <text:p>7935</text:p>
          </table:table-cell>
          <table:table-cell table:formula="of:=[.$A24]*[.J$2]/[.J$3]+[.J$4]" office:value-type="float" office:value="183.6" calcext:value-type="float">
            <text:p>183,6</text:p>
          </table:table-cell>
          <table:table-cell table:formula="of:=[.$A24]*[.K$2]/[.K$3]+[.K$4]" office:value-type="float" office:value="0" calcext:value-type="float">
            <text:p>0</text:p>
          </table:table-cell>
        </table:table-row>
        <table:table-row table:style-name="ro1">
          <table:table-cell table:formula="of:=[.A24]+[.A$2]" office:value-type="float" office:value="900" calcext:value-type="float">
            <text:p>900</text:p>
          </table:table-cell>
          <table:table-cell table:formula="of:=[.$A25]*[.B$2]/[.B$3]+[.B$4]" office:value-type="float" office:value="950" calcext:value-type="float">
            <text:p>950</text:p>
          </table:table-cell>
          <table:table-cell table:formula="of:=[.$A25]*[.C$2]/[.C$3]+[.C$4]" office:value-type="float" office:value="770" calcext:value-type="float">
            <text:p>770</text:p>
          </table:table-cell>
          <table:table-cell table:formula="of:=[.$A25]*[.D$2]/[.D$3]+[.D$4]" office:value-type="float" office:value="7.2" calcext:value-type="float">
            <text:p>7,2</text:p>
          </table:table-cell>
          <table:table-cell table:formula="of:=[.$A25]*[.E$2]/[.E$3]+[.E$4]" office:value-type="float" office:value="27.9" calcext:value-type="float">
            <text:p>27,9</text:p>
          </table:table-cell>
          <table:table-cell table:formula="of:=[.$A25]*[.F$2]/[.F$3]+[.F$4]" office:value-type="float" office:value="1944.3" calcext:value-type="float">
            <text:p>1944,3</text:p>
          </table:table-cell>
          <table:table-cell table:formula="of:=[.$A25]*[.G$2]/[.G$3]+[.G$4]" office:value-type="float" office:value="76" calcext:value-type="float">
            <text:p>76</text:p>
          </table:table-cell>
          <table:table-cell table:formula="of:=[.$A25]*[.H$2]/[.H$3]+[.H$4]" office:value-type="float" office:value="1216" calcext:value-type="float">
            <text:p>1216</text:p>
          </table:table-cell>
          <table:table-cell table:formula="of:=[.$A25]*[.I$2]/[.I$3]+[.I$4]" office:value-type="float" office:value="8235" calcext:value-type="float">
            <text:p>8235</text:p>
          </table:table-cell>
          <table:table-cell table:formula="of:=[.$A25]*[.J$2]/[.J$3]+[.J$4]" office:value-type="float" office:value="193.8" calcext:value-type="float">
            <text:p>193,8</text:p>
          </table:table-cell>
          <table:table-cell table:formula="of:=[.$A25]*[.K$2]/[.K$3]+[.K$4]" office:value-type="float" office:value="0" calcext:value-type="float">
            <text:p>0</text:p>
          </table:table-cell>
        </table:table-row>
        <table:table-row table:style-name="ro1">
          <table:table-cell table:formula="of:=[.A25]+[.A$2]" office:value-type="float" office:value="1000" calcext:value-type="float">
            <text:p>1000</text:p>
          </table:table-cell>
          <table:table-cell table:formula="of:=[.$A26]*[.B$2]/[.B$3]+[.B$4]" office:value-type="float" office:value="1000" calcext:value-type="float">
            <text:p>1000</text:p>
          </table:table-cell>
          <table:table-cell table:formula="of:=[.$A26]*[.C$2]/[.C$3]+[.C$4]" office:value-type="float" office:value="800" calcext:value-type="float">
            <text:p>800</text:p>
          </table:table-cell>
          <table:table-cell table:formula="of:=[.$A26]*[.D$2]/[.D$3]+[.D$4]" office:value-type="float" office:value="8" calcext:value-type="float">
            <text:p>8</text:p>
          </table:table-cell>
          <table:table-cell table:formula="of:=[.$A26]*[.E$2]/[.E$3]+[.E$4]" office:value-type="float" office:value="31" calcext:value-type="float">
            <text:p>31</text:p>
          </table:table-cell>
          <table:table-cell table:formula="of:=[.$A26]*[.F$2]/[.F$3]+[.F$4]" office:value-type="float" office:value="1994" calcext:value-type="float">
            <text:p>1994</text:p>
          </table:table-cell>
          <table:table-cell table:formula="of:=[.$A26]*[.G$2]/[.G$3]+[.G$4]" office:value-type="float" office:value="80" calcext:value-type="float">
            <text:p>80</text:p>
          </table:table-cell>
          <table:table-cell table:formula="of:=[.$A26]*[.H$2]/[.H$3]+[.H$4]" office:value-type="float" office:value="1280" calcext:value-type="float">
            <text:p>1280</text:p>
          </table:table-cell>
          <table:table-cell table:formula="of:=[.$A26]*[.I$2]/[.I$3]+[.I$4]" office:value-type="float" office:value="8535" calcext:value-type="float">
            <text:p>8535</text:p>
          </table:table-cell>
          <table:table-cell table:formula="of:=[.$A26]*[.J$2]/[.J$3]+[.J$4]" office:value-type="float" office:value="204" calcext:value-type="float">
            <text:p>204</text:p>
          </table:table-cell>
          <table:table-cell table:formula="of:=[.$A26]*[.K$2]/[.K$3]+[.K$4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formula="of:=[.C3]/[.C2]" office:value-type="float" office:value="3.33333333333333" calcext:value-type="float">
            <text:p>3,3333333333</text:p>
          </table:table-cell>
          <table:table-cell table:formula="of:=[.D3]/[.D2]" office:value-type="float" office:value="125" calcext:value-type="float">
            <text:p>125</text:p>
          </table:table-cell>
          <table:table-cell table:formula="of:=[.E3]/[.E2]" office:value-type="float" office:value="32.258064516129" calcext:value-type="float">
            <text:p>32,2580645161</text:p>
          </table:table-cell>
          <table:table-cell table:formula="of:=[.F3]/[.F2]" office:value-type="float" office:value="2.01207243460765" calcext:value-type="float">
            <text:p>2,0120724346</text:p>
          </table:table-cell>
          <table:table-cell table:formula="of:=[.G3]/[.G2]" office:value-type="float" office:value="25" calcext:value-type="float">
            <text:p>25</text:p>
          </table:table-cell>
          <table:table-cell table:formula="of:=[.H3]/[.H2]" office:value-type="float" office:value="1.5625" calcext:value-type="float">
            <text:p>1,5625</text:p>
          </table:table-cell>
          <table:table-cell table:formula="of:=[.I3]/[.I2]" office:value-type="float" office:value="0.333333333333333" calcext:value-type="float">
            <text:p>0,3333333333</text:p>
          </table:table-cell>
          <table:table-cell table:formula="of:=[.J3]/[.J2]" office:value-type="float" office:value="9.80392156862745" calcext:value-type="float">
            <text:p>9,8039215686</text:p>
          </table:table-cell>
          <table:table-cell table:formula="of:=[.K3]/[.K2]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A32]-1000" office:value-type="float" office:value="0" calcext:value-type="float">
            <text:p>0</text:p>
          </table:table-cell>
          <table:table-cell table:formula="of:=[.$A32]/[.C$30]" office:value-type="float" office:value="333.333333333333" calcext:value-type="float">
            <text:p>333,3333333333</text:p>
          </table:table-cell>
          <table:table-cell table:formula="of:=([.$A32]/10-100)" office:value-type="float" office:value="0" calcext:value-type="float">
            <text:p>0</text:p>
          </table:table-cell>
          <table:table-cell table:formula="of:=[.$A32]/[.E$30]" office:value-type="float" office:value="47.6190476190476" calcext:value-type="float">
            <text:p>47,619047619</text:p>
          </table:table-cell>
          <table:table-cell table:formula="of:=[.$A32]/[.F$30]" office:value-type="float" office:value="45.4545454545455" calcext:value-type="float">
            <text:p>45,4545454545</text:p>
          </table:table-cell>
          <table:table-cell table:formula="of:=[.$A32]/[.G$30]" office:value-type="float" office:value="43.4782608695652" calcext:value-type="float">
            <text:p>43,4782608696</text:p>
          </table:table-cell>
          <table:table-cell table:formula="of:=[.$A32]/[.H$30]" office:value-type="float" office:value="41.6666666666667" calcext:value-type="float">
            <text:p>41,6666666667</text:p>
          </table:table-cell>
          <table:table-cell table:formula="of:=[.$A32]/[.I$30]" office:value-type="float" office:value="40" calcext:value-type="float">
            <text:p>40</text:p>
          </table:table-cell>
          <table:table-cell table:formula="of:=[.$A32]/[.J$30]" office:value-type="float" office:value="38.4615384615385" calcext:value-type="float">
            <text:p>38,4615384615</text:p>
          </table:table-cell>
          <table:table-cell table:formula="of:=[.$A32]/[.K$30]" office:value-type="float" office:value="37.037037037037" calcext:value-type="float">
            <text:p>37,037037037</text:p>
          </table:table-cell>
        </table:table-row>
        <table:table-row table:style-name="ro1">
          <table:table-cell table:formula="of:=[.A32]+100" office:value-type="float" office:value="1100" calcext:value-type="float">
            <text:p>1100</text:p>
          </table:table-cell>
          <table:table-cell table:formula="of:=[.$A33]-1000" office:value-type="float" office:value="100" calcext:value-type="float">
            <text:p>100</text:p>
          </table:table-cell>
          <table:table-cell table:formula="of:=[.$A33]/[.C$30]" office:value-type="float" office:value="366.666666666667" calcext:value-type="float">
            <text:p>366,6666666667</text:p>
          </table:table-cell>
          <table:table-cell table:formula="of:=([.$A33]/10-100)" office:value-type="float" office:value="10" calcext:value-type="float">
            <text:p>10</text:p>
          </table:table-cell>
          <table:table-cell table:formula="of:=[.$A33]/[.E$30]" office:value-type="float" office:value="52.3809523809524" calcext:value-type="float">
            <text:p>52,380952381</text:p>
          </table:table-cell>
          <table:table-cell table:formula="of:=[.$A33]/[.F$30]" office:value-type="float" office:value="50" calcext:value-type="float">
            <text:p>50</text:p>
          </table:table-cell>
          <table:table-cell table:formula="of:=[.$A33]/[.G$30]" office:value-type="float" office:value="47.8260869565217" calcext:value-type="float">
            <text:p>47,8260869565</text:p>
          </table:table-cell>
          <table:table-cell table:formula="of:=[.$A33]/[.H$30]" office:value-type="float" office:value="45.8333333333333" calcext:value-type="float">
            <text:p>45,8333333333</text:p>
          </table:table-cell>
          <table:table-cell table:formula="of:=[.$A33]/[.I$30]" office:value-type="float" office:value="44" calcext:value-type="float">
            <text:p>44</text:p>
          </table:table-cell>
          <table:table-cell table:formula="of:=[.$A33]/[.J$30]" office:value-type="float" office:value="42.3076923076923" calcext:value-type="float">
            <text:p>42,3076923077</text:p>
          </table:table-cell>
          <table:table-cell table:formula="of:=[.$A33]/[.K$30]" office:value-type="float" office:value="40.7407407407407" calcext:value-type="float">
            <text:p>40,7407407407</text:p>
          </table:table-cell>
        </table:table-row>
        <table:table-row table:style-name="ro1">
          <table:table-cell table:formula="of:=[.A33]+100" office:value-type="float" office:value="1200" calcext:value-type="float">
            <text:p>1200</text:p>
          </table:table-cell>
          <table:table-cell table:formula="of:=[.$A34]-1000" office:value-type="float" office:value="200" calcext:value-type="float">
            <text:p>200</text:p>
          </table:table-cell>
          <table:table-cell table:formula="of:=[.$A34]/[.C$30]" office:value-type="float" office:value="400" calcext:value-type="float">
            <text:p>400</text:p>
          </table:table-cell>
          <table:table-cell table:formula="of:=([.$A34]/10-100)" office:value-type="float" office:value="20" calcext:value-type="float">
            <text:p>20</text:p>
          </table:table-cell>
          <table:table-cell table:formula="of:=[.$A34]/[.E$30]" office:value-type="float" office:value="57.1428571428571" calcext:value-type="float">
            <text:p>57,1428571429</text:p>
          </table:table-cell>
          <table:table-cell table:formula="of:=[.$A34]/[.F$30]" office:value-type="float" office:value="54.5454545454546" calcext:value-type="float">
            <text:p>54,5454545455</text:p>
          </table:table-cell>
          <table:table-cell table:formula="of:=[.$A34]/[.G$30]" office:value-type="float" office:value="52.1739130434783" calcext:value-type="float">
            <text:p>52,1739130435</text:p>
          </table:table-cell>
          <table:table-cell table:formula="of:=[.$A34]/[.H$30]" office:value-type="float" office:value="50" calcext:value-type="float">
            <text:p>50</text:p>
          </table:table-cell>
          <table:table-cell table:formula="of:=[.$A34]/[.I$30]" office:value-type="float" office:value="48" calcext:value-type="float">
            <text:p>48</text:p>
          </table:table-cell>
          <table:table-cell table:formula="of:=[.$A34]/[.J$30]" office:value-type="float" office:value="46.1538461538462" calcext:value-type="float">
            <text:p>46,1538461538</text:p>
          </table:table-cell>
          <table:table-cell table:formula="of:=[.$A34]/[.K$30]" office:value-type="float" office:value="44.4444444444444" calcext:value-type="float">
            <text:p>44,4444444444</text:p>
          </table:table-cell>
        </table:table-row>
        <table:table-row table:style-name="ro1">
          <table:table-cell table:formula="of:=[.A34]+100" office:value-type="float" office:value="1300" calcext:value-type="float">
            <text:p>1300</text:p>
          </table:table-cell>
          <table:table-cell table:formula="of:=[.$A35]-1000" office:value-type="float" office:value="300" calcext:value-type="float">
            <text:p>300</text:p>
          </table:table-cell>
          <table:table-cell table:formula="of:=[.$A35]/[.C$30]" office:value-type="float" office:value="433.333333333333" calcext:value-type="float">
            <text:p>433,3333333333</text:p>
          </table:table-cell>
          <table:table-cell table:formula="of:=([.$A35]/10-100)" office:value-type="float" office:value="30" calcext:value-type="float">
            <text:p>30</text:p>
          </table:table-cell>
          <table:table-cell table:formula="of:=[.$A35]/[.E$30]" office:value-type="float" office:value="61.9047619047619" calcext:value-type="float">
            <text:p>61,9047619048</text:p>
          </table:table-cell>
          <table:table-cell table:formula="of:=[.$A35]/[.F$30]" office:value-type="float" office:value="59.0909090909091" calcext:value-type="float">
            <text:p>59,0909090909</text:p>
          </table:table-cell>
          <table:table-cell table:formula="of:=[.$A35]/[.G$30]" office:value-type="float" office:value="56.5217391304348" calcext:value-type="float">
            <text:p>56,5217391304</text:p>
          </table:table-cell>
          <table:table-cell table:formula="of:=[.$A35]/[.H$30]" office:value-type="float" office:value="54.1666666666667" calcext:value-type="float">
            <text:p>54,1666666667</text:p>
          </table:table-cell>
          <table:table-cell table:formula="of:=[.$A35]/[.I$30]" office:value-type="float" office:value="52" calcext:value-type="float">
            <text:p>52</text:p>
          </table:table-cell>
          <table:table-cell table:formula="of:=[.$A35]/[.J$30]" office:value-type="float" office:value="50" calcext:value-type="float">
            <text:p>50</text:p>
          </table:table-cell>
          <table:table-cell table:formula="of:=[.$A35]/[.K$30]" office:value-type="float" office:value="48.1481481481482" calcext:value-type="float">
            <text:p>48,1481481481</text:p>
          </table:table-cell>
        </table:table-row>
        <table:table-row table:style-name="ro1">
          <table:table-cell table:formula="of:=[.A35]+100" office:value-type="float" office:value="1400" calcext:value-type="float">
            <text:p>1400</text:p>
          </table:table-cell>
          <table:table-cell table:formula="of:=[.$A36]-1000" office:value-type="float" office:value="400" calcext:value-type="float">
            <text:p>400</text:p>
          </table:table-cell>
          <table:table-cell table:formula="of:=[.$A36]/[.C$30]" office:value-type="float" office:value="466.666666666667" calcext:value-type="float">
            <text:p>466,6666666667</text:p>
          </table:table-cell>
          <table:table-cell table:formula="of:=([.$A36]/10-100)" office:value-type="float" office:value="40" calcext:value-type="float">
            <text:p>40</text:p>
          </table:table-cell>
          <table:table-cell table:formula="of:=[.$A36]/[.E$30]" office:value-type="float" office:value="66.6666666666667" calcext:value-type="float">
            <text:p>66,6666666667</text:p>
          </table:table-cell>
          <table:table-cell table:formula="of:=[.$A36]/[.F$30]" office:value-type="float" office:value="63.6363636363636" calcext:value-type="float">
            <text:p>63,6363636364</text:p>
          </table:table-cell>
          <table:table-cell table:formula="of:=[.$A36]/[.G$30]" office:value-type="float" office:value="60.8695652173913" calcext:value-type="float">
            <text:p>60,8695652174</text:p>
          </table:table-cell>
          <table:table-cell table:formula="of:=[.$A36]/[.H$30]" office:value-type="float" office:value="58.3333333333333" calcext:value-type="float">
            <text:p>58,3333333333</text:p>
          </table:table-cell>
          <table:table-cell table:formula="of:=[.$A36]/[.I$30]" office:value-type="float" office:value="56" calcext:value-type="float">
            <text:p>56</text:p>
          </table:table-cell>
          <table:table-cell table:formula="of:=[.$A36]/[.J$30]" office:value-type="float" office:value="53.8461538461539" calcext:value-type="float">
            <text:p>53,8461538462</text:p>
          </table:table-cell>
          <table:table-cell table:formula="of:=[.$A36]/[.K$30]" office:value-type="float" office:value="51.8518518518519" calcext:value-type="float">
            <text:p>51,8518518519</text:p>
          </table:table-cell>
        </table:table-row>
        <table:table-row table:style-name="ro1">
          <table:table-cell table:formula="of:=[.A36]+100" office:value-type="float" office:value="1500" calcext:value-type="float">
            <text:p>1500</text:p>
          </table:table-cell>
          <table:table-cell table:formula="of:=[.$A37]-1000" office:value-type="float" office:value="500" calcext:value-type="float">
            <text:p>500</text:p>
          </table:table-cell>
          <table:table-cell table:formula="of:=[.$A37]/[.C$30]" office:value-type="float" office:value="500" calcext:value-type="float">
            <text:p>500</text:p>
          </table:table-cell>
          <table:table-cell table:formula="of:=([.$A37]/10-100)" office:value-type="float" office:value="50" calcext:value-type="float">
            <text:p>50</text:p>
          </table:table-cell>
          <table:table-cell table:formula="of:=[.$A37]/[.E$30]" office:value-type="float" office:value="71.4285714285714" calcext:value-type="float">
            <text:p>71,4285714286</text:p>
          </table:table-cell>
          <table:table-cell table:formula="of:=[.$A37]/[.F$30]" office:value-type="float" office:value="68.1818181818182" calcext:value-type="float">
            <text:p>68,1818181818</text:p>
          </table:table-cell>
          <table:table-cell table:formula="of:=[.$A37]/[.G$30]" office:value-type="float" office:value="65.2173913043478" calcext:value-type="float">
            <text:p>65,2173913043</text:p>
          </table:table-cell>
          <table:table-cell table:formula="of:=[.$A37]/[.H$30]" office:value-type="float" office:value="62.5" calcext:value-type="float">
            <text:p>62,5</text:p>
          </table:table-cell>
          <table:table-cell table:formula="of:=[.$A37]/[.I$30]" office:value-type="float" office:value="60" calcext:value-type="float">
            <text:p>60</text:p>
          </table:table-cell>
          <table:table-cell table:formula="of:=[.$A37]/[.J$30]" office:value-type="float" office:value="57.6923076923077" calcext:value-type="float">
            <text:p>57,6923076923</text:p>
          </table:table-cell>
          <table:table-cell table:formula="of:=[.$A37]/[.K$30]" office:value-type="float" office:value="55.5555555555556" calcext:value-type="float">
            <text:p>55,5555555556</text:p>
          </table:table-cell>
        </table:table-row>
        <table:table-row table:style-name="ro1">
          <table:table-cell table:formula="of:=[.A37]+100" office:value-type="float" office:value="1600" calcext:value-type="float">
            <text:p>1600</text:p>
          </table:table-cell>
          <table:table-cell table:formula="of:=[.$A38]-1000" office:value-type="float" office:value="600" calcext:value-type="float">
            <text:p>600</text:p>
          </table:table-cell>
          <table:table-cell table:formula="of:=[.$A38]/[.C$30]" office:value-type="float" office:value="533.333333333333" calcext:value-type="float">
            <text:p>533,3333333333</text:p>
          </table:table-cell>
          <table:table-cell table:formula="of:=([.$A38]/10-100)" office:value-type="float" office:value="60" calcext:value-type="float">
            <text:p>60</text:p>
          </table:table-cell>
          <table:table-cell table:formula="of:=[.$A38]/[.E$30]" office:value-type="float" office:value="76.1904761904762" calcext:value-type="float">
            <text:p>76,1904761905</text:p>
          </table:table-cell>
          <table:table-cell table:formula="of:=[.$A38]/[.F$30]" office:value-type="float" office:value="72.7272727272727" calcext:value-type="float">
            <text:p>72,7272727273</text:p>
          </table:table-cell>
          <table:table-cell table:formula="of:=[.$A38]/[.G$30]" office:value-type="float" office:value="69.5652173913043" calcext:value-type="float">
            <text:p>69,5652173913</text:p>
          </table:table-cell>
          <table:table-cell table:formula="of:=[.$A38]/[.H$30]" office:value-type="float" office:value="66.6666666666667" calcext:value-type="float">
            <text:p>66,6666666667</text:p>
          </table:table-cell>
          <table:table-cell table:formula="of:=[.$A38]/[.I$30]" office:value-type="float" office:value="64" calcext:value-type="float">
            <text:p>64</text:p>
          </table:table-cell>
          <table:table-cell table:formula="of:=[.$A38]/[.J$30]" office:value-type="float" office:value="61.5384615384615" calcext:value-type="float">
            <text:p>61,5384615385</text:p>
          </table:table-cell>
          <table:table-cell table:formula="of:=[.$A38]/[.K$30]" office:value-type="float" office:value="59.2592592592593" calcext:value-type="float">
            <text:p>59,2592592593</text:p>
          </table:table-cell>
        </table:table-row>
        <table:table-row table:style-name="ro1">
          <table:table-cell table:formula="of:=[.A38]+100" office:value-type="float" office:value="1700" calcext:value-type="float">
            <text:p>1700</text:p>
          </table:table-cell>
          <table:table-cell table:formula="of:=[.$A39]-1000" office:value-type="float" office:value="700" calcext:value-type="float">
            <text:p>700</text:p>
          </table:table-cell>
          <table:table-cell table:formula="of:=[.$A39]/[.C$30]" office:value-type="float" office:value="566.666666666667" calcext:value-type="float">
            <text:p>566,6666666667</text:p>
          </table:table-cell>
          <table:table-cell table:formula="of:=([.$A39]/10-100)" office:value-type="float" office:value="70" calcext:value-type="float">
            <text:p>70</text:p>
          </table:table-cell>
          <table:table-cell table:formula="of:=[.$A39]/[.E$30]" office:value-type="float" office:value="80.952380952381" calcext:value-type="float">
            <text:p>80,9523809524</text:p>
          </table:table-cell>
          <table:table-cell table:formula="of:=[.$A39]/[.F$30]" office:value-type="float" office:value="77.2727272727273" calcext:value-type="float">
            <text:p>77,2727272727</text:p>
          </table:table-cell>
          <table:table-cell table:formula="of:=[.$A39]/[.G$30]" office:value-type="float" office:value="73.9130434782609" calcext:value-type="float">
            <text:p>73,9130434783</text:p>
          </table:table-cell>
          <table:table-cell table:formula="of:=[.$A39]/[.H$30]" office:value-type="float" office:value="70.8333333333333" calcext:value-type="float">
            <text:p>70,8333333333</text:p>
          </table:table-cell>
          <table:table-cell table:formula="of:=[.$A39]/[.I$30]" office:value-type="float" office:value="68" calcext:value-type="float">
            <text:p>68</text:p>
          </table:table-cell>
          <table:table-cell table:formula="of:=[.$A39]/[.J$30]" office:value-type="float" office:value="65.3846153846154" calcext:value-type="float">
            <text:p>65,3846153846</text:p>
          </table:table-cell>
          <table:table-cell table:formula="of:=[.$A39]/[.K$30]" office:value-type="float" office:value="62.962962962963" calcext:value-type="float">
            <text:p>62,962962963</text:p>
          </table:table-cell>
        </table:table-row>
        <table:table-row table:style-name="ro1">
          <table:table-cell table:formula="of:=[.A39]+100" office:value-type="float" office:value="1800" calcext:value-type="float">
            <text:p>1800</text:p>
          </table:table-cell>
          <table:table-cell table:formula="of:=[.$A40]-1000" office:value-type="float" office:value="800" calcext:value-type="float">
            <text:p>800</text:p>
          </table:table-cell>
          <table:table-cell table:formula="of:=[.$A40]/[.C$30]" office:value-type="float" office:value="600" calcext:value-type="float">
            <text:p>600</text:p>
          </table:table-cell>
          <table:table-cell table:formula="of:=([.$A40]/10-100)" office:value-type="float" office:value="80" calcext:value-type="float">
            <text:p>80</text:p>
          </table:table-cell>
          <table:table-cell table:formula="of:=[.$A40]/[.E$30]" office:value-type="float" office:value="85.7142857142857" calcext:value-type="float">
            <text:p>85,7142857143</text:p>
          </table:table-cell>
          <table:table-cell table:formula="of:=[.$A40]/[.F$30]" office:value-type="float" office:value="81.8181818181818" calcext:value-type="float">
            <text:p>81,8181818182</text:p>
          </table:table-cell>
          <table:table-cell table:formula="of:=[.$A40]/[.G$30]" office:value-type="float" office:value="78.2608695652174" calcext:value-type="float">
            <text:p>78,2608695652</text:p>
          </table:table-cell>
          <table:table-cell table:formula="of:=[.$A40]/[.H$30]" office:value-type="float" office:value="75" calcext:value-type="float">
            <text:p>75</text:p>
          </table:table-cell>
          <table:table-cell table:formula="of:=[.$A40]/[.I$30]" office:value-type="float" office:value="72" calcext:value-type="float">
            <text:p>72</text:p>
          </table:table-cell>
          <table:table-cell table:formula="of:=[.$A40]/[.J$30]" office:value-type="float" office:value="69.2307692307692" calcext:value-type="float">
            <text:p>69,2307692308</text:p>
          </table:table-cell>
          <table:table-cell table:formula="of:=[.$A40]/[.K$30]" office:value-type="float" office:value="66.6666666666667" calcext:value-type="float">
            <text:p>66,6666666667</text:p>
          </table:table-cell>
        </table:table-row>
        <table:table-row table:style-name="ro1">
          <table:table-cell table:formula="of:=[.A40]+100" office:value-type="float" office:value="1900" calcext:value-type="float">
            <text:p>1900</text:p>
          </table:table-cell>
          <table:table-cell table:formula="of:=[.$A41]-1000" office:value-type="float" office:value="900" calcext:value-type="float">
            <text:p>900</text:p>
          </table:table-cell>
          <table:table-cell table:formula="of:=[.$A41]/[.C$30]" office:value-type="float" office:value="633.333333333333" calcext:value-type="float">
            <text:p>633,3333333333</text:p>
          </table:table-cell>
          <table:table-cell table:formula="of:=([.$A41]/10-100)" office:value-type="float" office:value="90" calcext:value-type="float">
            <text:p>90</text:p>
          </table:table-cell>
          <table:table-cell table:formula="of:=[.$A41]/[.E$30]" office:value-type="float" office:value="90.4761904761905" calcext:value-type="float">
            <text:p>90,4761904762</text:p>
          </table:table-cell>
          <table:table-cell table:formula="of:=[.$A41]/[.F$30]" office:value-type="float" office:value="86.3636363636364" calcext:value-type="float">
            <text:p>86,3636363636</text:p>
          </table:table-cell>
          <table:table-cell table:formula="of:=[.$A41]/[.G$30]" office:value-type="float" office:value="82.6086956521739" calcext:value-type="float">
            <text:p>82,6086956522</text:p>
          </table:table-cell>
          <table:table-cell table:formula="of:=[.$A41]/[.H$30]" office:value-type="float" office:value="79.1666666666667" calcext:value-type="float">
            <text:p>79,1666666667</text:p>
          </table:table-cell>
          <table:table-cell table:formula="of:=[.$A41]/[.I$30]" office:value-type="float" office:value="76" calcext:value-type="float">
            <text:p>76</text:p>
          </table:table-cell>
          <table:table-cell table:formula="of:=[.$A41]/[.J$30]" office:value-type="float" office:value="73.0769230769231" calcext:value-type="float">
            <text:p>73,0769230769</text:p>
          </table:table-cell>
          <table:table-cell table:formula="of:=[.$A41]/[.K$30]" office:value-type="float" office:value="70.3703703703704" calcext:value-type="float">
            <text:p>70,3703703704</text:p>
          </table:table-cell>
        </table:table-row>
        <table:table-row table:style-name="ro1">
          <table:table-cell table:formula="of:=[.A41]+100" office:value-type="float" office:value="2000" calcext:value-type="float">
            <text:p>2000</text:p>
          </table:table-cell>
          <table:table-cell table:formula="of:=[.$A42]-1000" office:value-type="float" office:value="1000" calcext:value-type="float">
            <text:p>1000</text:p>
          </table:table-cell>
          <table:table-cell table:formula="of:=[.$A42]/[.C$30]" office:value-type="float" office:value="666.666666666667" calcext:value-type="float">
            <text:p>666,6666666667</text:p>
          </table:table-cell>
          <table:table-cell table:formula="of:=([.$A42]/10-100)" office:value-type="float" office:value="100" calcext:value-type="float">
            <text:p>100</text:p>
          </table:table-cell>
          <table:table-cell table:formula="of:=[.$A42]/[.E$30]" office:value-type="float" office:value="95.2380952380952" calcext:value-type="float">
            <text:p>95,2380952381</text:p>
          </table:table-cell>
          <table:table-cell table:formula="of:=[.$A42]/[.F$30]" office:value-type="float" office:value="90.9090909090909" calcext:value-type="float">
            <text:p>90,9090909091</text:p>
          </table:table-cell>
          <table:table-cell table:formula="of:=[.$A42]/[.G$30]" office:value-type="float" office:value="86.9565217391304" calcext:value-type="float">
            <text:p>86,9565217391</text:p>
          </table:table-cell>
          <table:table-cell table:formula="of:=[.$A42]/[.H$30]" office:value-type="float" office:value="83.3333333333333" calcext:value-type="float">
            <text:p>83,3333333333</text:p>
          </table:table-cell>
          <table:table-cell table:formula="of:=[.$A42]/[.I$30]" office:value-type="float" office:value="80" calcext:value-type="float">
            <text:p>80</text:p>
          </table:table-cell>
          <table:table-cell table:formula="of:=[.$A42]/[.J$30]" office:value-type="float" office:value="76.9230769230769" calcext:value-type="float">
            <text:p>76,9230769231</text:p>
          </table:table-cell>
          <table:table-cell table:formula="of:=[.$A42]/[.K$30]" office:value-type="float" office:value="74.0740740740741" calcext:value-type="float">
            <text:p>74,07407407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21:07:18.3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2:15:04.830000000</meta:creation-date>
    <dc:date>2016-09-28T22:17:29.953000000</dc:date>
    <meta:editing-duration>PT2H22M19S</meta:editing-duration>
    <meta:editing-cycles>6</meta:editing-cycles>
    <meta:generator>LibreOffice/5.0.6.3$Windows_x86 LibreOffice_project/490fc03b25318460cfc54456516ea2519c11d1aa</meta:generator>
    <meta:document-statistic meta:table-count="1" meta:cell-count="405" meta:object-count="0"/>
  </office:meta>
</office:document-meta>
</file>